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9e2bc"/>
    </style:style>
    <style:style style:name="P2" style:family="paragraph" style:parent-style-name="Standard">
      <style:paragraph-properties fo:text-align="center" style:justify-single-word="false"/>
      <style:text-properties officeooo:rsid="0019e2bc" officeooo:paragraph-rsid="0019e2bc"/>
    </style:style>
    <style:style style:name="P3" style:family="paragraph" style:parent-style-name="Standard">
      <style:text-properties officeooo:rsid="0019e2bc" officeooo:paragraph-rsid="0019e2bc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9e2bc" officeooo:paragraph-rsid="0019e2bc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1a9e36" officeooo:paragraph-rsid="001a9e36"/>
    </style:style>
    <style:style style:name="P6" style:family="paragraph" style:parent-style-name="Standard">
      <style:text-properties fo:font-weight="bold" officeooo:rsid="001d39ac" officeooo:paragraph-rsid="001a9e36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ebcca" officeooo:paragraph-rsid="001ebcca" style:font-weight-asian="bold" style:font-weight-complex="bold"/>
    </style:style>
    <style:style style:name="P8" style:family="paragraph" style:parent-style-name="Standard">
      <style:text-properties style:text-underline-style="none" fo:font-weight="normal" officeooo:rsid="001ebcca" officeooo:paragraph-rsid="001ebcca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ebcca" officeooo:paragraph-rsid="0021bf6a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9e2bc" officeooo:paragraph-rsid="0020aed7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20aed7" officeooo:paragraph-rsid="0021bf6a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24ab47" officeooo:paragraph-rsid="0024ab47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283582" officeooo:paragraph-rsid="00283582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294b66" officeooo:paragraph-rsid="00294b66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2ba43f" officeooo:paragraph-rsid="002ba43f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2cb4fc" officeooo:paragraph-rsid="002cb4fc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2f3246" officeooo:paragraph-rsid="002f3246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2fb8b3" officeooo:paragraph-rsid="002fb8b3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2fb8b3" officeooo:paragraph-rsid="0031c2be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30d9ea" officeooo:paragraph-rsid="0030d9ea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31c2be" officeooo:paragraph-rsid="0031c2be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35260a" officeooo:paragraph-rsid="0035260a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37206e" officeooo:paragraph-rsid="0037206e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3749be" officeooo:paragraph-rsid="003749be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3749be" officeooo:paragraph-rsid="003874ee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3874ee" officeooo:paragraph-rsid="003874ee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2f3246" officeooo:paragraph-rsid="002f3246" fo:background-color="#ffff00" style:font-weight-asian="normal" style:font-weight-complex="normal"/>
    </style:style>
    <style:style style:name="P28" style:family="paragraph" style:parent-style-name="Standard">
      <style:text-properties fo:font-style="italic" style:text-underline-style="none" fo:font-weight="normal" officeooo:rsid="0021bf6a" officeooo:paragraph-rsid="0021bf6a" style:font-style-asian="italic" style:font-weight-asian="normal" style:font-style-complex="italic" style:font-weight-complex="normal"/>
    </style:style>
    <style:style style:name="P29" style:family="paragraph" style:parent-style-name="Standard">
      <style:text-properties style:font-name="Liberation Serif" fo:font-size="12pt" style:text-underline-style="none" fo:font-weight="normal" officeooo:rsid="00264e1f" officeooo:paragraph-rsid="00264e1f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Liberation Serif" fo:font-size="12pt" style:text-underline-style="none" fo:font-weight="normal" officeooo:rsid="00283582" officeooo:paragraph-rsid="00283582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Liberation Serif" fo:font-size="12pt" style:text-underline-style="none" fo:font-weight="normal" officeooo:rsid="00294b66" officeooo:paragraph-rsid="00294b66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text-underline-style="none" fo:font-weight="normal" officeooo:rsid="001ebcca" officeooo:paragraph-rsid="001ebcca" style:font-weight-asian="normal" style:font-weight-complex="normal"/>
    </style:style>
    <style:style style:name="P33" style:family="paragraph" style:parent-style-name="Standard">
      <style:text-properties style:text-underline-style="none" fo:font-weight="normal" officeooo:rsid="003874ee" officeooo:paragraph-rsid="003874ee" style:font-weight-asian="normal" style:font-weight-complex="normal"/>
    </style:style>
    <style:style style:name="P34" style:family="paragraph" style:parent-style-name="Standard">
      <style:text-properties style:text-underline-style="none" fo:font-weight="normal" officeooo:rsid="003b2e9a" officeooo:paragraph-rsid="003b2e9a" style:font-weight-asian="normal" style:font-weight-complex="normal"/>
    </style:style>
    <style:style style:name="P35" style:family="paragraph" style:parent-style-name="Standard">
      <style:text-properties style:text-underline-style="none" fo:font-weight="normal" officeooo:rsid="0037206e" officeooo:paragraph-rsid="0037206e" style:font-weight-asian="normal" style:font-weight-complex="normal"/>
    </style:style>
    <style:style style:name="P36" style:family="paragraph" style:parent-style-name="Standard">
      <style:text-properties style:text-underline-style="none" fo:font-weight="normal" officeooo:rsid="003c74ef" officeooo:paragraph-rsid="003c74ef" style:font-weight-asian="normal" style:font-weight-complex="normal"/>
    </style:style>
    <style:style style:name="P37" style:family="paragraph" style:parent-style-name="Standard">
      <style:text-properties style:text-underline-style="none" fo:font-weight="normal" officeooo:rsid="003c74ef" officeooo:paragraph-rsid="002f3246" style:font-weight-asian="normal" style:font-weight-complex="normal"/>
    </style:style>
    <style:style style:name="P38" style:family="paragraph" style:parent-style-name="Standard">
      <style:text-properties style:text-underline-style="none" fo:font-weight="normal" officeooo:rsid="003c8666" officeooo:paragraph-rsid="003c8666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03c8666" officeooo:paragraph-rsid="003e6f78" style:font-weight-asian="normal" style:font-weight-complex="normal"/>
    </style:style>
    <style:style style:name="P40" style:family="paragraph" style:parent-style-name="Standard">
      <style:text-properties style:text-underline-style="none" fo:font-weight="normal" officeooo:rsid="003fcda2" officeooo:paragraph-rsid="003fcda2" style:font-weight-asian="normal" style:font-weight-complex="normal"/>
    </style:style>
    <style:style style:name="P41" style:family="paragraph" style:parent-style-name="Standard">
      <style:text-properties style:text-underline-style="none" fo:font-weight="normal" officeooo:rsid="002f3246" officeooo:paragraph-rsid="002f3246" fo:background-color="#ffffff" style:font-weight-asian="normal" style:font-weight-complex="normal"/>
    </style:style>
    <style:style style:name="P42" style:family="paragraph" style:parent-style-name="Standard">
      <style:text-properties fo:font-weight="normal" officeooo:rsid="0024ab47" officeooo:paragraph-rsid="003e6f78" style:font-weight-asian="normal" style:font-weight-complex="normal"/>
    </style:style>
    <style:style style:name="P43" style:family="paragraph" style:parent-style-name="Standard">
      <style:text-properties fo:font-weight="normal" officeooo:rsid="0024ab47" officeooo:paragraph-rsid="00452889" style:font-weight-asian="normal" style:font-weight-complex="normal"/>
    </style:style>
    <style:style style:name="P44" style:family="paragraph" style:parent-style-name="Standard">
      <style:text-properties officeooo:paragraph-rsid="00411954"/>
    </style:style>
    <style:style style:name="P45" style:family="paragraph" style:parent-style-name="Standard">
      <style:text-properties officeooo:rsid="00411954" officeooo:paragraph-rsid="00411954"/>
    </style:style>
    <style:style style:name="P46" style:family="paragraph" style:parent-style-name="Standard">
      <style:text-properties style:text-underline-style="solid" style:text-underline-width="auto" style:text-underline-color="font-color" fo:font-weight="bold" officeooo:rsid="00411954" officeooo:paragraph-rsid="00411954" style:font-weight-asian="bold" style:font-weight-complex="bold"/>
    </style:style>
    <style:style style:name="P47" style:family="paragraph" style:parent-style-name="Standard">
      <style:text-properties style:text-underline-style="solid" style:text-underline-width="auto" style:text-underline-color="font-color" fo:font-weight="bold" officeooo:rsid="00427570" officeooo:paragraph-rsid="00427570" style:font-weight-asian="bold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size="14pt" fo:font-weight="bold" officeooo:rsid="0019e2bc" officeooo:paragraph-rsid="0019e2bc" style:font-size-asian="14pt" style:font-weight-asian="bold" style:font-size-complex="14pt" style:font-weight-complex="bold"/>
    </style:style>
    <style:style style:name="T1" style:family="text">
      <style:text-properties officeooo:rsid="0019e2bc"/>
    </style:style>
    <style:style style:name="T2" style:family="text">
      <style:text-properties officeooo:rsid="001ebcca"/>
    </style:style>
    <style:style style:name="T3" style:family="text">
      <style:text-properties officeooo:rsid="0021bf6a"/>
    </style:style>
    <style:style style:name="T4" style:family="text">
      <style:text-properties officeooo:rsid="00294b66"/>
    </style:style>
    <style:style style:name="T5" style:family="text">
      <style:text-properties officeooo:rsid="002a2b8a"/>
    </style:style>
    <style:style style:name="T6" style:family="text">
      <style:text-properties officeooo:rsid="002de2da"/>
    </style:style>
    <style:style style:name="T7" style:family="text">
      <style:text-properties officeooo:rsid="002f3246"/>
    </style:style>
    <style:style style:name="T8" style:family="text">
      <style:text-properties officeooo:rsid="002fb8b3"/>
    </style:style>
    <style:style style:name="T9" style:family="text">
      <style:text-properties officeooo:rsid="0031c2be"/>
    </style:style>
    <style:style style:name="T10" style:family="text">
      <style:text-properties officeooo:rsid="00333f2d"/>
    </style:style>
    <style:style style:name="T11" style:family="text">
      <style:text-properties fo:font-size="13pt" style:font-size-asian="11.3500003814697pt" style:font-size-complex="13pt"/>
    </style:style>
    <style:style style:name="T12" style:family="text">
      <style:text-properties fo:font-size="13pt" officeooo:rsid="001ea383" style:font-size-asian="11.3500003814697pt" style:font-size-complex="13pt"/>
    </style:style>
    <style:style style:name="T13" style:family="text">
      <style:text-properties officeooo:rsid="00396f89"/>
    </style:style>
    <style:style style:name="T14" style:family="text">
      <style:text-properties officeooo:rsid="003c74ef"/>
    </style:style>
    <style:style style:name="T15" style:family="text">
      <style:text-properties officeooo:rsid="003c8666"/>
    </style:style>
    <style:style style:name="T16" style:family="text">
      <style:text-properties officeooo:rsid="003e6f78"/>
    </style:style>
    <style:style style:name="T17" style:family="text">
      <style:text-properties officeooo:rsid="00411954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fo:font-weight="normal" officeooo:rsid="003fcda2" style:font-weight-asian="normal" style:font-weight-complex="normal"/>
    </style:style>
    <style:style style:name="T20" style:family="text">
      <style:text-properties style:text-underline-style="none" fo:font-weight="normal" officeooo:rsid="00411954" style:font-weight-asian="normal" style:font-weight-complex="normal"/>
    </style:style>
    <style:style style:name="T21" style:family="text">
      <style:text-properties officeooo:rsid="00425eb7"/>
    </style:style>
    <style:style style:name="T22" style:family="text">
      <style:text-properties officeooo:rsid="00427570"/>
    </style:style>
    <style:style style:name="T23" style:family="text">
      <style:text-properties officeooo:rsid="00430a92"/>
    </style:style>
    <style:style style:name="T24" style:family="text">
      <style:text-properties officeooo:rsid="00433dc2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fo:font-size="14pt" style:text-underline-style="none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a xlink:type="simple" xlink:href="http://hadoop.apache.org/">http://hadoop.apache.org/</text:a></text:p>
      <text:p text:style-name="Text_20_body"><text:a xlink:type="simple" xlink:href="http://hadoop.apache.org/docs/current/hadoop-project-dist/hadoop-common/SingleCluster.html#Pseudo-Distributed_Operation">http://hadoop.apache.org/docs/current/hadoop-project-dist/hadoop-common/SingleCluster.html#Pseudo-Distributed_Operation</text:a></text:p>
      <text:p text:style-name="Text_20_body"><text:a xlink:type="simple" xlink:href="http://www.tutorialspoint.com/hadoop/hadoop_enviornment_setup.htm">http://www.tutorialspoint.com/hadoop/hadoop_enviornment_setup.htm</text:a></text:p>
      <text:p text:style-name="Text_20_body"><text:a xlink:type="simple" xlink:href="http://hadoop.apache.org/docs/current/hadoop-yarn/hadoop-yarn-site/YARN.html">http://hadoop.apache.org/docs/current/hadoop-yarn/hadoop-yarn-site/YARN.html</text:a></text:p>
      <text:p text:style-name="P43"><text:span text:style-name="T26"/></text:p>
      <text:p text:style-name="P4"/>
      <text:p text:style-name="P4"><text:span text:style-name="T3">Installing</text:span> Hadoop <text:span text:style-name="T2">in Pseudo Distributed Mode</text:span></text:p>
      <text:p text:style-name="P2"/>
      <text:p text:style-name="P7">Introduction</text:p>
      <text:p text:style-name="P7"/>
      <text:p text:style-name="P8">The aim of this article is to provide the reader a walk<text:span text:style-name="T22">t</text:span>hrough on how to set up a Hadoop 2.7.1 <text:span text:style-name="T23">as a Pseudo Distributed Mode installation</text:span> (= Single Node Cluster) on Ubuntu 14.04 LTS. <text:span text:style-name="T22">The article does not provide Hadoop basics (e.g. what is a NameNode; what is a DataNode, what is HDFS, etc.). Ok let's go.</text:span></text:p>
      <text:p text:style-name="P8"/>
      <text:p text:style-name="P47">Installation walkthrough</text:p>
      <text:p text:style-name="P8"/>
      <text:p text:style-name="P9">1) First of all – <text:span text:style-name="T3">if it's not already installed </text:span>–<text:span text:style-name="T3"> </text:span>install JDK 7:</text:p>
      <text:p text:style-name="P8"/>
      <text:p text:style-name="P28">root@roadrunner:/home/edi# apt-get install openjdk-7-jre-headless</text:p>
      <text:p text:style-name="P10"/>
      <text:p text:style-name="P11">2) <text:span text:style-name="T4">Create a user called hadoop:</text:span></text:p>
      <text:p text:style-name="P11"/>
      <text:p text:style-name="P29">root@roadrunner:/home/edi# adduser hadoop </text:p>
      <text:p text:style-name="P29">Adding user `hadoop' ... </text:p>
      <text:p text:style-name="P29">Adding new group `hadoop' (1001) ... </text:p>
      <text:p text:style-name="P29">Adding new user `hadoop' (1001) with group `hadoop' ... </text:p>
      <text:p text:style-name="P29">Creating home directory `/home/hadoop' ... </text:p>
      <text:p text:style-name="P29">….</text:p>
      <text:p text:style-name="P29">root@roadrunner:/home/edi# </text:p>
      <text:p text:style-name="P29"/>
      <text:p text:style-name="P31">3) Add user <text:span text:style-name="T5">hadoop</text:span> to sudo group:</text:p>
      <text:p text:style-name="P31"/>
      <text:p text:style-name="P31">root@roadrunner:/home/edi# adduser hadoop sudo </text:p>
      <text:p text:style-name="P31">Adding user `hadoop' to group `sudo' ... </text:p>
      <text:p text:style-name="P31">Adding user hadoop to group sudo </text:p>
      <text:p text:style-name="P31">Done. </text:p>
      <text:p text:style-name="P31">root@roadrunner:/home/edi#</text:p>
      <text:p text:style-name="P31"/>
      <text:p text:style-name="P12"><text:span text:style-name="T4">4</text:span>) Switch to user hadoop:</text:p>
      <text:p text:style-name="P12"/>
      <text:p text:style-name="P29">root@roadrunner:/home/edi# su hadoop </text:p>
      <text:p text:style-name="P30">hadoop@roadrunner:/home/edi$ cd ~ </text:p>
      <text:p text:style-name="P30">hadoop@roadrunner:~$ </text:p>
      <text:p text:style-name="P29"/>
      <text:p text:style-name="P13"><text:span text:style-name="T4">5</text:span>) Download and unpac<text:span text:style-name="T4">k</text:span> had<text:span text:style-name="T4">o</text:span>op framework:</text:p>
      <text:p text:style-name="P13"/>
      <text:p text:style-name="P13">hadoop@roadrunner:~$ wget http://www.us.apache.org/dist/hadoop/common/stable2/hadoop-<text:soft-page-break/>2.7.1.tar.gz</text:p>
      <text:p text:style-name="P13">hadoop@roadrunner:~$ tar -zxf hadoop-2.7.1.tar.gz</text:p>
      <text:p text:style-name="P13"/>
      <text:p text:style-name="P13"><text:span text:style-name="T4">6</text:span>) <text:span text:style-name="T4">Move unpacked framework to /user/local/</text:span></text:p>
      <text:p text:style-name="P13"/>
      <text:p text:style-name="P14">hadoop@roadrunner:~$ sudo mv hadoop-2.7.1 /usr/local/ </text:p>
      <text:p text:style-name="P14">[sudo] password for hadoop: </text:p>
      <text:p text:style-name="P14">hadoop@roadrunner:~$ </text:p>
      <text:p text:style-name="P14"/>
      <text:p text:style-name="P15">7) Find out you<text:span text:style-name="T6">r </text:span>Java <text:span text:style-name="T6">h</text:span>ome location (you will need it in next step)</text:p>
      <text:p text:style-name="P15"/>
      <text:p text:style-name="P15">8) Edit bashrc of user hadoop:</text:p>
      <text:p text:style-name="P16">hadoop@roadrunner:~$ vi .bashrc</text:p>
      <text:p text:style-name="P16"/>
      <text:p text:style-name="P16">While in editor add this at the end of bashrc-configuration (please note that your JAVA_HOME location may be different from mine):</text:p>
      <text:p text:style-name="P16"/>
      <text:p text:style-name="P16"><text:span text:style-name="T7">#</text:span>export JAVA_HOME=/usr/lib/jvm/java-7-openjdk-i386/jre </text:p>
      <text:p text:style-name="P16"><text:span text:style-name="T7">#</text:span>export HADOOP_HOME=/usr/local/hadoop-2.7.1/bin </text:p>
      <text:p text:style-name="P16"><text:span text:style-name="T7">#</text:span>export PATH=$PATH:$JAVA_HOME:$HADOOP_HOME</text:p>
      <text:p text:style-name="P16"/>
      <text:p text:style-name="P17">export JAVA_HOME=/usr/lib/jvm/java-7-openjdk-i386/jre </text:p>
      <text:p text:style-name="P17">export HADOOP_HOME=/usr/local/hadoop-2.7.1 </text:p>
      <text:p text:style-name="P17">export HADOOP_MAPRED_HOME=$HADOOP_HOME </text:p>
      <text:p text:style-name="P17">export HADOOP_COMMON_HOME=$HADOOP_HOME </text:p>
      <text:p text:style-name="P17">export HADOOP_HDFS_HOME=$HADOOP_HOME </text:p>
      <text:p text:style-name="P17">export YARN_HOME=$HADOOP_HOME </text:p>
      <text:p text:style-name="P17">export HADOOP_COMMON_LIB_NATIVE_DIR=$HADOOP_HOME/lib/native </text:p>
      <text:p text:style-name="P17">export PATH=$PATH:$HADOOP_HOME/sbin:$HADOOP_HOME/bin </text:p>
      <text:p text:style-name="P17">export HADOOP_INSTALL=$HADOOP_HOME </text:p>
      <text:p text:style-name="P16"/>
      <text:p text:style-name="P16">8) Open a new terminal, switch to hadoop user and check hadoop is working by executing the version command of hadoop:</text:p>
      <text:p text:style-name="P16"/>
      <text:p text:style-name="P16">edi@roadrunner:~$ su hadoop </text:p>
      <text:p text:style-name="P16">Password: </text:p>
      <text:p text:style-name="P16">hadoop@roadrunner:/home/edi$ hadoop version </text:p>
      <text:p text:style-name="P16">Hadoop 2.7.1 </text:p>
      <text:p text:style-name="P16">Subversion https://git-wip-us.apache.org/repos/asf/hadoop.git -r 15ecc87ccf4a0228f35af08fc56de536e6ce657a </text:p>
      <text:p text:style-name="P16">Compiled by jenkins on 2015-06-29T06:04Z </text:p>
      <text:p text:style-name="P16">Compiled with protoc 2.5.0 </text:p>
      <text:p text:style-name="P16">From source with checksum fc0a1a23fc1868e4d5ee7fa2b28a58a </text:p>
      <text:p text:style-name="P16">This command was run using /usr/local/hadoop-2.7.1/share/hadoop/common/hadoop-common-2.7.1.jar</text:p>
      <text:p text:style-name="P16"/>
      <text:p text:style-name="P17">Everything fine so far, ok let's continue.</text:p>
      <text:p text:style-name="P17"/>
      <text:p text:style-name="P41">9) Set Java home in hadoop-env.sh</text:p>
      <text:p text:style-name="P27"/>
      <text:p text:style-name="P41"><text:span text:style-name="T14">v</text:span>i $HADOOP_HOME/etc/hadoop/hadoop-env.sh</text:p>
      <text:p text:style-name="P41"/>
      <text:p text:style-name="P41"><text:soft-page-break/>W<text:span text:style-name="T14">h</text:span>ile in editor <text:span text:style-name="T14">search JAVA_HOME and edit accordingly</text:span> (please note that your JAVA_HOME location may be different from mine):</text:p>
      <text:p text:style-name="P41"><text:span text:style-name="T14">e</text:span>xport JAVA_HOME=/usr/lib/jvm/java-7-openjdk-i386/jre</text:p>
      <text:p text:style-name="P37"/>
      <text:p text:style-name="P17"><text:span text:style-name="T15">10</text:span>) <text:s/><text:span text:style-name="T8">Edit core-site.xml. Hadoop will be configured to run localy on port 9000 using hdfs as default filesystem.</text:span></text:p>
      <text:p text:style-name="P17"/>
      <text:p text:style-name="P18">hadoop@roadrunner:~$ vi $HADOOP_HOME/etc/hadoop/core-site.xml</text:p>
      <text:p text:style-name="P18"/>
      <text:p text:style-name="P18">Change the configuration <text:span text:style-name="T10">element</text:span> to this:</text:p>
      <text:p text:style-name="P18"/>
      <text:p text:style-name="P18">&lt;configuration&gt; </text:p>
      <text:p text:style-name="P18"><text:s text:c="3"/>&lt;property&gt; </text:p>
      <text:p text:style-name="P18"><text:s text:c="6"/>&lt;name&gt;fs.default.name &lt;/name&gt; </text:p>
      <text:p text:style-name="P18"><text:s text:c="6"/>&lt;value&gt;hdfs://localhost:9000&lt;/value&gt; </text:p>
      <text:p text:style-name="P18"><text:s text:c="3"/>&lt;/property&gt; </text:p>
      <text:p text:style-name="P18">&lt;/configuration&gt;</text:p>
      <text:p text:style-name="P17"/>
      <text:p text:style-name="P20">1<text:span text:style-name="T15">1</text:span>) Edit <text:span text:style-name="T13">hdfs-site</text:span>.xml. <text:span text:style-name="T9">Hadoop will be configured to use different storage location for NameNode and DataNode. As we have one DataNode we set the data replication factor to 1.</text:span></text:p>
      <text:p text:style-name="P20"/>
      <text:p text:style-name="P19">hadoop@roadrunner:~$ vi $HADOOP_HOME/etc/hadoop/<text:span text:style-name="T9">hdfs-site.xml</text:span></text:p>
      <text:p text:style-name="P19"/>
      <text:p text:style-name="P21">Change the configuration <text:span text:style-name="T10">element </text:span><text:s/>to this:</text:p>
      <text:p text:style-name="P21"/>
      <text:p text:style-name="P21">&lt;configuration&gt; </text:p>
      <text:p text:style-name="P21"><text:s text:c="3"/>&lt;property&gt; </text:p>
      <text:p text:style-name="P21"><text:s text:c="6"/>&lt;name&gt;dfs.replication&lt;/name&gt; </text:p>
      <text:p text:style-name="P21"><text:s text:c="6"/>&lt;value&gt;1&lt;/value&gt; </text:p>
      <text:p text:style-name="P21"><text:s text:c="3"/>&lt;/property&gt; </text:p>
      <text:p text:style-name="P21"/>
      <text:p text:style-name="P21"><text:s text:c="3"/>&lt;property&gt; </text:p>
      <text:p text:style-name="P21"><text:s text:c="6"/>&lt;name&gt;dfs.name.dir&lt;/name&gt; </text:p>
      <text:p text:style-name="P21"><text:s text:c="6"/>&lt;value&gt;file:///home/hadoop/hadoopinfra/hdfs/namenode &lt;/value&gt; </text:p>
      <text:p text:style-name="P21"><text:s text:c="3"/>&lt;/property&gt; </text:p>
      <text:p text:style-name="P21"/>
      <text:p text:style-name="P21"><text:s text:c="3"/>&lt;property&gt; </text:p>
      <text:p text:style-name="P21"><text:s text:c="6"/>&lt;name&gt;dfs.data.dir&lt;/name&gt; </text:p>
      <text:p text:style-name="P21"><text:s text:c="6"/>&lt;value&gt;file:///home/hadoop/hadoopinfra/hdfs/datanode &lt;/value&gt; </text:p>
      <text:p text:style-name="P21"><text:s text:c="3"/>&lt;/property&gt; </text:p>
      <text:p text:style-name="P21">&lt;/configuration&gt;</text:p>
      <text:p text:style-name="P21"/>
      <text:p text:style-name="P22">1<text:span text:style-name="T15">2</text:span>) Edit yarn-site.xml . Configure YARN, a <text:span text:style-name="T12"><text:s/>framework for job scheduling and cluster resource management.</text:span></text:p>
      <text:p text:style-name="P22"/>
      <text:p text:style-name="P22">hadoop@roadrunner:~$ vi $HADOOP_HOME/etc/hadoop/yarn-site.xml </text:p>
      <text:p text:style-name="P22"/>
      <text:p text:style-name="P22"><text:span text:style-name="T12">C</text:span><text:span text:style-name="T11">hange the configuration element to this:</text:span></text:p>
      <text:p text:style-name="P22"/>
      <text:p text:style-name="P22">&lt;configuration&gt; </text:p>
      <text:p text:style-name="P22"><text:s text:c="4"/>&lt;property&gt; </text:p>
      <text:p text:style-name="P22"><text:s text:c="8"/>&lt;name&gt;yarn.nodemanager.aux-services&lt;/name&gt; </text:p>
      <text:p text:style-name="P22"><text:soft-page-break/><text:s text:c="8"/>&lt;value&gt;mapreduce_shuffle&lt;/value&gt; </text:p>
      <text:p text:style-name="P22"><text:s text:c="4"/>&lt;/property&gt; </text:p>
      <text:p text:style-name="P22">&lt;/configuration&gt;</text:p>
      <text:p text:style-name="P22"/>
      <text:p text:style-name="P22">1<text:span text:style-name="T15">3</text:span>) Copy mapred.site.xml.template and edit. Configure Hadoop to use YARN as application for MapReduce.</text:p>
      <text:p text:style-name="P22"/>
      <text:p text:style-name="P22">hadoop@roadrunner:~$ cp $HADOOP_HOME/etc/hadoop/mapred-site.xml.template $HADOOP_HOME/etc/hadoop/mapred-site.xml </text:p>
      <text:p text:style-name="P22">hadoop@roadrunner:~$ vi $HADOOP_HOME/etc/hadoop/mapred-site.xml</text:p>
      <text:p text:style-name="P22"/>
      <text:p text:style-name="P22">Change the configuration element to this:</text:p>
      <text:p text:style-name="P22"/>
      <text:p text:style-name="P22">&lt;configuration&gt; </text:p>
      <text:p text:style-name="P22">&lt;property&gt; </text:p>
      <text:p text:style-name="P22"><text:s text:c="3"/>&lt;name&gt;mapreduce.framework.name&lt;/name&gt; </text:p>
      <text:p text:style-name="P22"><text:s text:c="3"/>&lt;value&gt;yarn&lt;/value&gt; </text:p>
      <text:p text:style-name="P22"><text:s/>&lt;/property&gt; </text:p>
      <text:p text:style-name="P22">&lt;/configuration&gt;</text:p>
      <text:p text:style-name="P22"/>
      <text:p text:style-name="P23">1<text:span text:style-name="T15">4</text:span>) Configuration done, format the filesystem:</text:p>
      <text:p text:style-name="P23"/>
      <text:p text:style-name="P23">hadoop@roadrunner:~$ hadoop namenode -format </text:p>
      <text:p text:style-name="P23"/>
      <text:p text:style-name="P23">You will see a bunch of info message coming up on the terminal when executing above command. Afterwards if everthing is ok a new directory „hadoopinfra“ <text:span text:style-name="T24">has been</text:span> created in hadoop home as specified in hdfs-site.xml:</text:p>
      <text:p text:style-name="P23"/>
      <text:p text:style-name="P23">hadoop@roadrunner:~$ ls </text:p>
      <text:p text:style-name="P23">hadoop-2.7.1.tar.gz <text:s/>hadoopinfra</text:p>
      <text:p text:style-name="P23"/>
      <text:p text:style-name="P34">1<text:span text:style-name="T15">5</text:span>) Install OpenSSH. SSH is needed by hadoop to execute operations like start and stop the dfs namenode and datanode deamons <text:span text:style-name="T14">in the cluster</text:span>.</text:p>
      <text:p text:style-name="P34"/>
      <text:p text:style-name="P36">hadoop@roadrunner:~$ sudo apt-get install openssh-server</text:p>
      <text:p text:style-name="P23"/>
      <text:p text:style-name="P25">1<text:span text:style-name="T15">6</text:span>) <text:span text:style-name="T14">We need a key value pair used by hadoop for SSH communication (important: without a passphrase)</text:span>:</text:p>
      <text:p text:style-name="P25"/>
      <text:p text:style-name="P26">hadoop@roadrunner:~$ ssh-keygen -t rsa </text:p>
      <text:p text:style-name="P26">Generating public/private rsa key pair. </text:p>
      <text:p text:style-name="P26">Enter file in which to save the key (/home/hadoop/.ssh/id_rsa): </text:p>
      <text:p text:style-name="P26">Created directory '/home/hadoop/.ssh'. </text:p>
      <text:p text:style-name="P26">Enter passphrase (empty for no passphrase): </text:p>
      <text:p text:style-name="P26">Enter same passphrase again: </text:p>
      <text:p text:style-name="P26">Your identification has been saved in /home/hadoop/.ssh/id_rsa. </text:p>
      <text:p text:style-name="P26">Your public key has been saved in /home/hadoop/.ssh/id_rsa.pub. </text:p>
      <text:p text:style-name="P26">The key fingerprint is: </text:p>
      <text:p text:style-name="P26">.... </text:p>
      <text:p text:style-name="P26">hadoop@roadrunner:~$ cat ~/.ssh/id_rsa.pub &gt;&gt; ~/.ssh/authorized_keys </text:p>
      <text:p text:style-name="P26">hadoop@roadrunner:~$ chmod 0600 ~/.ssh/authorized_keys</text:p>
      <text:p text:style-name="P24"/>
      <text:p text:style-name="P24"><text:soft-page-break/>1<text:span text:style-name="T15">7</text:span>) Start NameNode and DataNode daemon:</text:p>
      <text:p text:style-name="P24"/>
      <text:p text:style-name="P38">hadoop@roadrunner:~$ start-dfs.sh</text:p>
      <text:p text:style-name="P38">15/12/08 12:43:26 WARN util.NativeCodeLoader: Unable to load native-hadoop library for your platform... using builtin-java classes where applicable</text:p>
      <text:p text:style-name="P38">Starting namenodes on [localhost]</text:p>
      <text:p text:style-name="P38">localhost: starting namenode, logging to /usr/local/hadoop-2.7.1/logs/hadoop-hadoop-namenode-roadrunner.out</text:p>
      <text:p text:style-name="P38">localhost: starting datanode, logging to /usr/local/hadoop-2.7.1/logs/hadoop-hadoop-datanode-roadrunner.out</text:p>
      <text:p text:style-name="P38">Starting secondary namenodes [0.0.0.0]</text:p>
      <text:p text:style-name="P38">0.0.0.0: starting secondarynamenode, logging to /usr/local/hadoop-2.7.1/logs/hadoop-hadoop-secondarynamenode-roadrunner.out</text:p>
      <text:p text:style-name="P38">15/12/08 12:43:56 WARN util.NativeCodeLoader: Unable to load native-hadoop library for your platform... using builtin-java classes where applicable</text:p>
      <text:p text:style-name="P38"><text:a xlink:type="simple" xlink:href="mailto:hadoop@roadrunner">hadoop@roadrunner</text:a>:~$</text:p>
      <text:p text:style-name="P38"/>
      <text:p text:style-name="P38">18) Start YARN</text:p>
      <text:p text:style-name="P38"/>
      <text:p text:style-name="P38">hadoop@roadrunner:~$ start-yarn.sh</text:p>
      <text:p text:style-name="P38"/>
      <text:p text:style-name="P39">19) Check <text:span text:style-name="T16">the namenode web application <text:s/>is working: </text:span><text:a xlink:type="simple" xlink:href="http://localhost:50070/"><text:span text:style-name="T16">http://localhost:50070</text:span></text:a></text:p>
      <text:p text:style-name="P40"/>
      <text:p text:style-name="P44"><text:span text:style-name="T19">20</text:span><text:span text:style-name="T20">) Check YARN </text:span>resourcemanager <text:span text:style-name="T17">web application <text:s/>is working: </text:span><text:a xlink:type="simple" xlink:href="http://localhost:8088/"><text:span text:style-name="T17">http://localhost:8088/</text:span></text:a></text:p>
      <text:p text:style-name="P44"/>
      <text:p text:style-name="P46">Summary</text:p>
      <text:p text:style-name="P45"/>
      <text:p text:style-name="P44"><text:span text:style-name="T21">If you came so far and followed my installation walkthrough with success you now have a Hadoop installation in </text:span>pseudo-distributed mode <text:span text:style-name="T21">running. Hope you enjoyed the walk through and happy exploring Hadoop :)</text:span></text:p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8T23:37:58.736897716</meta:creation-date>
    <dc:date>2015-12-08T22:40:29.192378098</dc:date>
    <meta:editing-duration>PT15H39M43S</meta:editing-duration>
    <meta:editing-cycles>25</meta:editing-cycles>
    <meta:generator>LibreOffice/4.2.8.2$Linux_x86 LibreOffice_project/420m0$Build-2</meta:generator>
    <meta:document-statistic meta:table-count="0" meta:image-count="0" meta:object-count="0" meta:page-count="5" meta:paragraph-count="147" meta:word-count="779" meta:character-count="7541" meta:non-whitespace-character-count="6712"/>
  </office:meta>
</office:document-meta>
</file>